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Eike Uwe Peters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D4]+0.4*[.E4]+0.4*[.F4])+0.6*(0.4*[.G4]+0.6*[.H4]))*[.I4]" office:value-type="float" office:value="0.08" calcext:value-type="float">
            <text:p>0.08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D5]+0.4*[.E5]+0.4*[.F5])+0.6*(0.4*[.G5]+0.6*[.H5]))*[.I5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6]*(0.4*(0.2*[.D6]+0.4*[.E6]+0.4*[.F6])+0.6*(0.4*[.G6]+0.6*[.H6]))*[.I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27:29.8033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5-24T09:27:42.821067000</dc:date>
    <meta:editing-duration>PT2H13M15S</meta:editing-duration>
    <meta:editing-cycles>12</meta:editing-cycles>
    <meta:generator>LibreOffice/5.1.6.2$MacOSX_X86_64 LibreOffice_project/07ac168c60a517dba0f0d7bc7540f5afa45f0909</meta:generator>
    <meta:document-statistic meta:table-count="1" meta:cell-count="44" meta:object-count="0"/>
  </office:meta>
</office:document-meta>
</file>